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11.938cm" svg:x2="18.288cm" svg:y2="11.938cm">
          <text:p/>
        </draw:line>
        <draw:line draw:style-name="gr2" draw:text-style-name="P1" draw:layer="layout" svg:x1="7.62cm" svg:y1="11.938cm" svg:x2="7.62cm" svg:y2="3.048cm">
          <text:p/>
        </draw:line>
        <draw:frame draw:style-name="gr3" draw:text-style-name="P2" draw:layer="layout" svg:width="5.08cm" svg:height="1.673cm" svg:x="5.334cm" svg:y="12.192cm">
          <draw:text-box>
            <text:p>(pos-x, pos-y)</text:p>
          </draw:text-box>
        </draw:frame>
        <draw:frame draw:style-name="gr3" draw:text-style-name="P2" draw:layer="layout" svg:width="1.016cm" svg:height="1.673cm" svg:x="17.78cm" svg:y="12.043cm">
          <draw:text-box>
            <text:p>X</text:p>
          </draw:text-box>
        </draw:frame>
        <draw:frame draw:style-name="gr3" draw:text-style-name="P2" draw:layer="layout" svg:width="1.016cm" svg:height="1.673cm" svg:x="6.35cm" svg:y="2.794cm">
          <draw:text-box>
            <text:p>Y</text:p>
          </draw:text-box>
        </draw:frame>
        <draw:frame draw:style-name="gr3" draw:text-style-name="P4" draw:layer="layout" svg:width="2.032cm" svg:height="1.673cm" svg:x="7.874cm" svg:y="10.414cm">
          <draw:text-box>
            <text:p text:style-name="P3">0</text:p>
          </draw:text-box>
        </draw:frame>
        <draw:frame draw:style-name="gr3" draw:text-style-name="P4" draw:layer="layout" svg:width="2.032cm" svg:height="1.673cm" svg:x="10.414cm" svg:y="10.414cm">
          <draw:text-box>
            <text:p text:style-name="P3">1</text:p>
          </draw:text-box>
        </draw:frame>
        <draw:frame draw:style-name="gr3" draw:text-style-name="P4" draw:layer="layout" svg:width="2.032cm" svg:height="1.673cm" svg:x="12.954cm" svg:y="10.414cm">
          <draw:text-box>
            <text:p text:style-name="P3">2</text:p>
          </draw:text-box>
        </draw:frame>
        <draw:frame draw:style-name="gr3" draw:text-style-name="P4" draw:layer="layout" svg:width="2.032cm" svg:height="1.673cm" svg:x="7.874cm" svg:y="8.995cm">
          <draw:text-box>
            <text:p text:style-name="P3">h + 0</text:p>
          </draw:text-box>
        </draw:frame>
        <draw:frame draw:style-name="gr3" draw:text-style-name="P4" draw:layer="layout" svg:width="2.032cm" svg:height="1.673cm" svg:x="10.414cm" svg:y="8.995cm">
          <draw:text-box>
            <text:p text:style-name="P5">h + 1</text:p>
          </draw:text-box>
        </draw:frame>
        <draw:frame draw:style-name="gr3" draw:text-style-name="P4" draw:layer="layout" svg:width="2.032cm" svg:height="1.673cm" svg:x="12.954cm" svg:y="8.995cm">
          <draw:text-box>
            <text:p text:style-name="P5">h + 2</text:p>
          </draw:text-box>
        </draw:frame>
        <draw:frame draw:style-name="gr3" draw:text-style-name="P4" draw:layer="layout" svg:width="2.032cm" svg:height="1.673cm" svg:x="15.494cm" svg:y="8.741cm">
          <draw:text-box>
            <text:p text:style-name="P5">...</text:p>
          </draw:text-box>
        </draw:frame>
        <draw:frame draw:style-name="gr3" draw:text-style-name="P4" draw:layer="layout" svg:width="2.032cm" svg:height="1.673cm" svg:x="15.494cm" svg:y="10.265cm">
          <draw:text-box>
            <text:p text:style-name="P5">...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0:20:37.273317171</meta:creation-date>
    <dc:date>2022-12-15T10:29:33.406709331</dc:date>
    <meta:editing-duration>PT8M57S</meta:editing-duration>
    <meta:editing-cycles>1</meta:editing-cycles>
    <meta:document-statistic meta:object-count="36"/>
    <meta:generator>LibreOffice/6.4.7.2$Linux_X86_64 LibreOffice_project/40$Build-2</meta:generator>
  </office:meta>
</office:document-meta>
</file>